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46cm" fo:min-width="7.519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Штрих_20_точка"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18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936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177cm" fo:min-width="0cm"/>
    </style:style>
    <style:style style:name="gr1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hatch" draw:fill-hatch-name="Black_20_-45_20_Degrees"/>
      <style:paragraph-properties fo:text-align="center"/>
    </style:style>
    <style:style style:name="P6" style:family="paragraph">
      <loext:graphic-properties draw:fill="none" draw:fill-color="#ffffff"/>
      <style:text-properties style:font-name="Amiri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Amiri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0.998cm" svg:y1="7.001cm" svg:x2="8.976cm" svg:y2="7.001cm">
          <text:p/>
        </draw:line>
        <draw:custom-shape draw:style-name="gr2" draw:text-style-name="P2" draw:layer="layout" svg:width="8.019cm" svg:height="0.596cm" svg:x="0.977cm" svg:y="6.98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997cm" svg:y1="7.026cm" svg:x2="7.997cm" svg:y2="6.716cm">
          <text:p/>
        </draw:line>
        <draw:line draw:style-name="gr3" draw:text-style-name="P1" draw:layer="layout" svg:x1="1.999cm" svg:y1="7.003cm" svg:x2="1.999cm" svg:y2="6.703cm">
          <text:p/>
        </draw:line>
        <draw:line draw:style-name="gr3" draw:text-style-name="P1" draw:layer="layout" svg:x1="1.999cm" svg:y1="6.703cm" svg:x2="3.499cm" svg:y2="6.703cm">
          <text:p/>
        </draw:line>
        <draw:line draw:style-name="gr3" draw:text-style-name="P1" draw:layer="layout" svg:x1="6.512cm" svg:y1="6.703cm" svg:x2="8.012cm" svg:y2="6.703cm">
          <text:p/>
        </draw:line>
        <draw:circle draw:style-name="gr4" draw:text-style-name="P3" draw:layer="layout" svg:width="3.032cm" svg:height="3.032cm" svg:x="3.493cm" svg:y="5.205cm" draw:kind="arc" draw:start-angle="0" draw:end-angle="180">
          <text:p/>
        </draw:circle>
        <draw:line draw:style-name="gr5" draw:text-style-name="P1" draw:layer="layout" svg:x1="2.959cm" svg:y1="6.446cm" svg:x2="1.973cm" svg:y2="6.446cm">
          <text:p/>
        </draw:line>
        <draw:custom-shape draw:style-name="gr6" draw:text-style-name="P4" draw:layer="layout" svg:width="0.091cm" svg:height="0.091cm" svg:x="4.955cm" svg:y="6.6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6.314cm" svg:y1="6.987cm" svg:x2="6.314cm" svg:y2="2.982cm">
          <text:p/>
        </draw:line>
        <draw:line draw:style-name="gr5" draw:text-style-name="P1" draw:layer="layout" svg:x1="4.97cm" svg:y1="6.671cm" svg:x2="3.812cm" svg:y2="5.796cm">
          <text:p/>
        </draw:line>
        <draw:custom-shape draw:style-name="gr8" draw:text-style-name="P1" draw:layer="layout" svg:width="0.378cm" svg:height="0.378cm" svg:x="6.123cm" svg:y="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12cm" svg:height="0.212cm" svg:x="6.209cm" svg:y="5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89cm" svg:height="2.186cm" svg:x="6.225cm" svg:y="3.2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27cm" svg:height="0.427cm" svg:x="6.49cm" svg:y="3.6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427cm" svg:height="0.427cm" svg:x="5.715cm" svg:y="3.607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139cm" svg:y1="4.04cm" svg:x2="6.139cm" svg:y2="3.603cm">
          <text:p/>
        </draw:line>
        <draw:line draw:style-name="gr12" draw:text-style-name="P1" draw:layer="layout" svg:x1="5.71cm" svg:y1="3.612cm" svg:x2="6.139cm" svg:y2="3.612cm">
          <text:p/>
        </draw:line>
        <draw:line draw:style-name="gr12" draw:text-style-name="P1" draw:layer="layout" svg:x1="5.711cm" svg:y1="4.025cm" svg:x2="6.14cm" svg:y2="4.025cm">
          <text:p/>
        </draw:line>
        <draw:line draw:style-name="gr12" draw:text-style-name="P1" draw:layer="layout" svg:x1="6.484cm" svg:y1="3.613cm" svg:x2="6.913cm" svg:y2="3.613cm">
          <text:p/>
        </draw:line>
        <draw:line draw:style-name="gr12" draw:text-style-name="P1" draw:layer="layout" svg:x1="6.484cm" svg:y1="4.025cm" svg:x2="6.913cm" svg:y2="4.025cm">
          <text:p/>
        </draw:line>
        <draw:line draw:style-name="gr12" draw:text-style-name="P1" draw:layer="layout" svg:x1="6.495cm" svg:y1="4.027cm" svg:x2="6.495cm" svg:y2="3.618cm">
          <text:p/>
        </draw:line>
        <draw:frame draw:style-name="gr13" draw:text-style-name="P6" draw:layer="layout" svg:width="0.786cm" svg:height="1.119cm" svg:x="6.891cm" svg:y="5.929cm">
          <draw:text-box>
            <text:p><text:span text:style-name="T1">A</text:span></text:p>
          </draw:text-box>
        </draw:frame>
        <draw:frame draw:style-name="gr13" draw:text-style-name="P6" draw:layer="layout" svg:width="0.777cm" svg:height="1.119cm" svg:x="2.838cm" svg:y="5.93cm">
          <draw:text-box>
            <text:p><text:span text:style-name="T1">B</text:span></text:p>
          </draw:text-box>
        </draw:frame>
        <draw:frame draw:style-name="gr13" draw:text-style-name="P6" draw:layer="layout" svg:width="0.676cm" svg:height="1.119cm" svg:x="4.353cm" svg:y="5.654cm">
          <draw:text-box>
            <text:p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3:43:37.567742672</meta:creation-date>
    <dc:date>2017-06-13T14:14:12.385083543</dc:date>
    <meta:editing-duration>PT19M56S</meta:editing-duration>
    <meta:editing-cycles>11</meta:editing-cycles>
    <meta:generator>LibreOffice/5.1.6.2$Linux_X86_64 LibreOffice_project/10m0$Build-2</meta:generator>
    <meta:document-statistic meta:object-count="25"/>
  </office:meta>
</office:document-meta>
</file>